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6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ff0000"/>
    </style:style>
    <style:style style:name="T2" style:family="text">
      <style:text-properties style:text-underline-style="none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style:text-underline-style="none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aacq7qgpjj29"/><text:span text:style-name="T1">User Stories</text:span></text:p>
      <text:p text:style-name="Subtitle"><text:bookmark text:name="_ca3ro8fbraj0"/><text:span text:style-name="T1">Artigiano/Venditore/Fornitore:</text:span></text:p>
      <text:list xml:id="list577901635" text:style-name="WWNum2">
        <text:list-item>
          <text:p text:style-name="P1">Registrazione e login;</text:p>
        </text:list-item>
        <text:list-item>
          <text:p text:style-name="P1">Gestione profilo (inserimento, rimozione, modifica prodotti)</text:p>
        </text:list-item>
        <text:list-item>
          <text:p text:style-name="P1">Gestione inventario</text:p>
        </text:list-item>
        <text:list-item>
          <text:p text:style-name="P1">Gestione degli ordini (visualizzare gli ordini ed effettuare invii)</text:p>
        </text:list-item>
        <text:list-item>
          <text:p text:style-name="P1">Monitoraggio vendite;</text:p>
        </text:list-item>
        <text:list-item>
          <text:p text:style-name="P1">Visualizzare le recensioni.</text:p>
        </text:list-item>
        <text:list-item>
          <text:p text:style-name="P1">Segnalazione di bug(?).</text:p>
        </text:list-item>
        <text:list-item>
          <text:p text:style-name="P1">segnalare un compratore per violazione delle linee guida.</text:p>
        </text:list-item>
        <text:list-item>
          <text:p text:style-name="P1">Ranking (più veloce a rispondere e inviare i prodotti, eccetera…).</text:p>
        </text:list-item>
        <text:list-item>
          <text:p text:style-name="P1">Numero di telefono.</text:p>
        </text:list-item>
      </text:list>
      <text:p text:style-name="Standard"/>
      <text:p text:style-name="Subtitle"><text:bookmark text:name="_t46d7t27cq8q"/><text:span text:style-name="T1">Utente Finale:</text:span></text:p>
      <text:list xml:id="list2346249467" text:style-name="WWNum1">
        <text:list-item>
          <text:p text:style-name="P2"><text:span text:style-name="T3">Registrazione e login;</text:span></text:p>
        </text:list-item>
        <text:list-item>
          <text:p text:style-name="P2"><text:span text:style-name="T3">Ricerca e navigazione;</text:span></text:p>
        </text:list-item>
        <text:list-item>
          <text:p text:style-name="P2"><text:span text:style-name="T3">Visualizzazione prodotti cercati;</text:span></text:p>
        </text:list-item>
        <text:list-item>
          <text:p text:style-name="P2"><text:span text:style-name="T3">Gestione Carrello;</text:span></text:p>
        </text:list-item>
        <text:list-item>
          <text:p text:style-name="P2"><text:span text:style-name="T3">Pagamento sicuro (non implementato);</text:span></text:p>
        </text:list-item>
        <text:list-item>
          <text:p text:style-name="P2"><text:span text:style-name="T3">Lista desideri;</text:span></text:p>
        </text:list-item>
        <text:list-item>
          <text:p text:style-name="P2"><text:span text:style-name="T3">Storico acquisti;</text:span></text:p>
        </text:list-item>
        <text:list-item>
          <text:p text:style-name="P2">Lasciare recensioni ai prodotti E au venditori.</text:p>
        </text:list-item>
        <text:list-item>
          <text:p text:style-name="P2">Segnalazione di bug(?)</text:p>
        </text:list-item>
        <text:list-item>
          <text:p text:style-name="P2">Segnalare i venditori per violazioni delle linee guida</text:p>
        </text:list-item>
      </text:list>
      <text:p text:style-name="P5"/>
      <text:p text:style-name="Subtitle"><text:bookmark text:name="_qfmhoihqhs8i"/><text:soft-page-break/><text:span text:style-name="T1">Amministratore/Admin:</text:span></text:p>
      <text:list xml:id="list295969959" text:style-name="WWNum3">
        <text:list-item>
          <text:p text:style-name="P3">Sospendere/eliminare gli utenti che non rispettano le linee guida;</text:p>
        </text:list-item>
        <text:list-item>
          <text:p text:style-name="P3">Monitoraggio attività: controllo degli utenti e artigiani;</text:p>
        </text:list-item>
        <text:list-item>
          <text:p text:style-name="P3">Gestione segnalazioni;</text:p>
        </text:list-item>
        <text:list-item>
          <text:p text:style-name="P3">Segnalazione di bug(?) e poterli vedere</text:p>
        </text:list-item>
        <text:list-item>
          <text:p text:style-name="P3">Visualizzare le segnalazioni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3pt" fo:language="it" fo:country="none" style:letter-kerning="false" style:font-name-asian="Arial1" style:font-size-asian="13pt" style:language-asian="zh" style:country-asian="CN" style:font-name-complex="Arial1" style:font-size-complex="13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3pt" fo:language="it" fo:country="none" style:letter-kerning="false" style:font-name-asian="Arial1" style:font-size-asian="13pt" style:language-asian="zh" style:country-asian="CN" style:font-name-complex="Arial1" style:font-size-complex="13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144" meta:character-count="1010" meta:non-whitespace-character-count="920"/>
    <meta:generator>LibreOfficeDev/6.0.5.2$Linux_X86_64 LibreOffice_project/</meta:generator>
  </office:meta>
</office:document-meta>
</file>